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.212cm" style:line-height-at-least="0.582cm" fo:orphans="2" fo:widows="2" fo:text-indent="0cm" style:auto-text-indent="false" fo:padding="0cm" fo:border="none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Heading_20_2">
      <style:text-properties style:font-name="Times New Roman" fo:font-size="10pt" style:font-size-asian="10pt" style:font-size-complex="10pt"/>
    </style:style>
    <style:style style:name="P5" style:family="paragraph" style:parent-style-name="Heading_20_1">
      <style:paragraph-properties fo:break-before="page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style:use-window-font-color="true" style:font-name="Times New Roman" fo:font-size="10pt" fo:letter-spacing="normal" fo:font-style="normal" fo:font-weight="normal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otential Partners and Adjacent Organizations, (incl. candidates for Advisory Board chat Group)</text:h>
      <text:p text:style-name="P3"/>
      <text:h text:style-name="P4" text:outline-level="2">Organizing Grassroots Advocacy):</text:h>
      <text:p text:style-name="Text_20_body"><text:a xlink:type="simple" xlink:href="https://www.trainingforchange.org/#:~:text=Welcome to Training For Change,immigrant rights groups resisting deportation." text:style-name="Internet_20_link" text:visited-style-name="Visited_20_Internet_20_Link"><text:span text:style-name="Strong_20_Emphasis">Training for Change</text:span></text:a><text:span text:style-name="Strong_20_Emphasis"><text:span text:style-name="T1">: Tr</text:span></text:span><text:span text:style-name="T1">aining, e.g. campaign strategy, facilitation, de-escalation. </text:span></text:p>
      <text:list xml:id="list9104061705816915862" text:style-name="L1">
        <text:list-item>
          <text:p text:style-name="P2"><text:a xlink:type="simple" xlink:href="https://www.amnestyusa.org/get-involved/grassroots-activism/#:~:text=In addition to groups in,attack, our global movement responds." text:style-name="Internet_20_link" text:visited-style-name="Visited_20_Internet_20_Link"><text:span text:style-name="Strong_20_Emphasis">Amnesty International USA</text:span></text:a><text:span text:style-name="Strong_20_Emphasis"><text:span text:style-name="T1">: R</text:span></text:span><text:span text:style-name="T1">esources and networks for grassroots activism, e.g. youth and student groups. </text:span></text:p>
        </text:list-item>
        <text:list-item>
          <text:p text:style-name="P2"><text:a xlink:type="simple" xlink:href="https://grassrootsonline.org/" text:style-name="Internet_20_link" text:visited-style-name="Visited_20_Internet_20_Link"><text:span text:style-name="Strong_20_Emphasis">Grassroots International</text:span></text:a><text:span text:style-name="Strong_20_Emphasis"><text:span text:style-name="T1">: Funding and advocacy for </text:span></text:span><text:span text:style-name="T1">global movements.  </text:span></text:p>
        </text:list-item>
        <text:list-item>
          <text:p text:style-name="P2"><text:a xlink:type="simple" xlink:href="https://www.torontononprofits.org/recognizing_grassroots_groups#:~:text=Website: acorncanada.org/toronto,at acorncanada.org/toronto." text:style-name="Internet_20_link" text:visited-style-name="Visited_20_Internet_20_Link"><text:span text:style-name="Strong_20_Emphasis">ACORN Canada</text:span></text:a><text:span text:style-name="Strong_20_Emphasis"><text:span text:style-name="T1">:</text:span></text:span><text:span text:style-name="T1"> Member-led advocacy for community issues. </text:span></text:p>
        </text:list-item>
        <text:list-item>
          <text:p text:style-name="P2"><text:a xlink:type="simple" xlink:href="https://peoplesaction.org/#:~:text=People's Action - Join Our Joyous Rebellion" text:style-name="Internet_20_link" text:visited-style-name="Visited_20_Internet_20_Link"><text:span text:style-name="Strong_20_Emphasis">People's Action</text:span></text:a><text:span text:style-name="Strong_20_Emphasis"><text:span text:style-name="T1">:</text:span></text:span><text:span text:style-name="T1"> National organization for social justice issues. </text:span></text:p>
        </text:list-item>
        <text:list-item>
          <text:p text:style-name="P2"><text:a xlink:type="simple" xlink:href="http://www.communitychangeaction.org/what-we-do/grassroots-organizing/#:~:text=Resources,Special Projects" text:style-name="Internet_20_link" text:visited-style-name="Visited_20_Internet_20_Link"><text:span text:style-name="Strong_20_Emphasis">Community Change Action</text:span></text:a><text:span text:style-name="Strong_20_Emphasis"><text:span text:style-name="T1">:</text:span></text:span><text:span text:style-name="T1"> Grassroots organization for narrative change and voter engagement.</text:span></text:p>
        </text:list-item>
        <text:list-item>
          <text:p text:style-name="P1"><text:a xlink:type="simple" xlink:href="https://socialjusticeresourcecenter.org/websites/community-organizing/" text:style-name="Internet_20_link" text:visited-style-name="Visited_20_Internet_20_Link"><text:span text:style-name="Strong_20_Emphasis">Social Justice Resource Center</text:span></text:a><text:span text:style-name="Strong_20_Emphasis"><text:span text:style-name="T1">: Res</text:span></text:span><text:span text:style-name="T1">ources for community organization, e.g. websites, tools. 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31T10:44:18.87</meta:creation-date>
    <meta:generator>OpenOffice/4.1.15$Win32 OpenOffice.org_project/4115m2$Build-9813</meta:generator>
    <meta:document-statistic meta:table-count="0" meta:image-count="0" meta:object-count="0" meta:page-count="1" meta:paragraph-count="9" meta:word-count="89" meta:character-count="699"/>
    <dc:date>2025-05-31T10:52:52.79</dc:date>
    <dc:creator>Christine Ballard</dc:creator>
    <meta:editing-duration>PT8M34S</meta:editing-duration>
    <meta:editing-cycles>1</meta:editing-cycles>
  </office:meta>
</office:document-meta>
</file>